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ceptari de joan</text:p>
      <text:table-of-content text:style-name="Sect1" text:protected="true" text:name="Índex de continguts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Contents_20_Heading">Índex de continguts</text:p>
          </text:index-title>
          <text:p text:style-name="P1"><text:a xlink:type="simple" xlink:href="#__RefHeading___Toc125_533793250" text:style-name="Index_20_Link" text:visited-style-name="Index_20_Link">primers<text:tab/>1</text:a></text:p>
          <text:p text:style-name="P2"><text:a xlink:type="simple" xlink:href="#__RefHeading___Toc127_533793250" text:style-name="Index_20_Link" text:visited-style-name="Index_20_Link">amanida<text:tab/>1</text:a></text:p>
          <text:p text:style-name="P2"><text:a xlink:type="simple" xlink:href="#__RefHeading___Toc129_533793250" text:style-name="Index_20_Link" text:visited-style-name="Index_20_Link">gaspatxo<text:tab/>1</text:a></text:p>
          <text:p text:style-name="P1"><text:a xlink:type="simple" xlink:href="#__RefHeading___Toc131_533793250" text:style-name="Index_20_Link" text:visited-style-name="Index_20_Link">segons<text:tab/>1</text:a></text:p>
          <text:p text:style-name="P2"><text:a xlink:type="simple" xlink:href="#__RefHeading___Toc133_533793250" text:style-name="Index_20_Link" text:visited-style-name="Index_20_Link">arròs al forn<text:tab/>1</text:a></text:p>
          <text:p text:style-name="P2"><text:a xlink:type="simple" xlink:href="#__RefHeading___Toc135_533793250" text:style-name="Index_20_Link" text:visited-style-name="Index_20_Link">fideuà<text:tab/>1</text:a></text:p>
          <text:p text:style-name="P1"><text:a xlink:type="simple" xlink:href="#__RefHeading___Toc137_533793250" text:style-name="Index_20_Link" text:visited-style-name="Index_20_Link">postres<text:tab/>1</text:a></text:p>
          <text:p text:style-name="P2"><text:a xlink:type="simple" xlink:href="#__RefHeading___Toc139_533793250" text:style-name="Index_20_Link" text:visited-style-name="Index_20_Link">sopa de síndria<text:tab/>1</text:a></text:p>
          <text:p text:style-name="P2"><text:a xlink:type="simple" xlink:href="#__RefHeading___Toc141_533793250" text:style-name="Index_20_Link" text:visited-style-name="Index_20_Link">mel i mató<text:tab/>1</text:a></text:p>
        </text:index-body>
      </text:table-of-content>
      <text:h text:style-name="Heading_20_1" text:outline-level="1"><text:bookmark-start text:name="__RefHeading___Toc125_533793250"/>primers<text:bookmark-end text:name="__RefHeading___Toc125_533793250"/></text:h>
      <text:h text:style-name="Heading_20_2" text:outline-level="2"><text:bookmark-start text:name="__RefHeading___Toc127_533793250"/>amanida<text:bookmark-end text:name="__RefHeading___Toc127_533793250"/></text:h>
      <text:h text:style-name="Heading_20_2" text:outline-level="2"><text:bookmark-start text:name="__RefHeading___Toc129_533793250"/>gaspatxo<text:bookmark-end text:name="__RefHeading___Toc129_533793250"/></text:h>
      <text:h text:style-name="Heading_20_1" text:outline-level="1"><text:bookmark-start text:name="__RefHeading___Toc131_533793250"/>segons<text:bookmark-end text:name="__RefHeading___Toc131_533793250"/></text:h>
      <text:h text:style-name="Heading_20_2" text:outline-level="2"><text:bookmark-start text:name="__RefHeading___Toc133_533793250"/>arròs al forn<text:bookmark-end text:name="__RefHeading___Toc133_533793250"/></text:h>
      <text:h text:style-name="Heading_20_2" text:outline-level="2"><text:bookmark-start text:name="__RefHeading___Toc135_533793250"/>fideuà<text:bookmark-end text:name="__RefHeading___Toc135_533793250"/></text:h>
      <text:h text:style-name="Heading_20_1" text:outline-level="1"><text:bookmark-start text:name="__RefHeading___Toc137_533793250"/>postres<text:bookmark-end text:name="__RefHeading___Toc137_533793250"/></text:h>
      <text:h text:style-name="Heading_20_2" text:outline-level="2"><text:bookmark-start text:name="__RefHeading___Toc139_533793250"/>sopa de síndria<text:bookmark-end text:name="__RefHeading___Toc139_533793250"/></text:h>
      <text:h text:style-name="Heading_20_2" text:outline-level="2"><text:bookmark-start text:name="__RefHeading___Toc141_533793250"/>mel i mató<text:bookmark-end text:name="__RefHeading___Toc141_53379325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n Izn#rdo</meta:initial-creator>
    <meta:creation-date>2016-11-09T18:55:11.724557643</meta:creation-date>
    <dc:date>2016-11-15T13:48:03.445083010</dc:date>
    <dc:creator>Joan Izn#rdo</dc:creator>
    <meta:editing-duration>PT2M52S</meta:editing-duration>
    <meta:editing-cycles>2</meta:editing-cycles>
    <meta:generator>LibreOffice/5.0.6.2$Linux_X86_64 LibreOffice_project/00$Build-2</meta:generator>
    <meta:document-statistic meta:table-count="0" meta:image-count="0" meta:object-count="0" meta:page-count="1" meta:paragraph-count="20" meta:word-count="45" meta:character-count="212" meta:non-whitespace-character-count="187"/>
  </office:meta>
</office:document-meta>
</file>